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11. Clasificación de los lenguajes por ofertas de trabajo. Grupo B</text:p>
      <text:p text:style-name="P1">Clasifica los siguientes lenguajes:</text:p>
      <text:list xml:id="list3202665314283016384" text:style-name="L1">
        <text:list-header>
          <text:p text:style-name="P7">Java - Python - C# - C y C++ <text:s/>- JavaScript – PHP <text:s/>- VB .NET – Ruby</text:p>
          <text:p text:style-name="P7"/>
        </text:list-header>
      </text:list>
      <text:p text:style-name="P2">Por el número de ofertas de trabajo a nivel mundial en la plataforma linkedin.</text:p>
      <text:p text:style-name="P2">Realiza el mismo estudio a nivel español y compara los resultados.</text:p>
      <text:p text:style-name="P4"/>
      <text:p text:style-name="P3"/>
      <text:p text:style-name="Standard"/>
      <text:p text:style-name="Standard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6">ESPAÑA</text:p>
          </table:table-cell>
          <table:table-cell table:style-name="Tabla1.C1" office:value-type="string">
            <text:p text:style-name="Table_20_Contents"><text:s/><text:span text:style-name="T1">NIVEL MUNDIAL</text:span></text:p>
          </table:table-cell>
        </table:table-row>
        <table:table-row>
          <table:table-cell table:style-name="Tabla1.A2" office:value-type="string">
            <text:p text:style-name="P6">Java</text:p>
          </table:table-cell>
          <table:table-cell table:style-name="Tabla1.B2" office:value-type="float" office:value="7262">
            <text:p text:style-name="Table_20_Contents">7262</text:p>
          </table:table-cell>
          <table:table-cell table:style-name="Tabla1.C2" office:value-type="float" office:value="405000">
            <text:p text:style-name="Table_20_Contents">405000</text:p>
          </table:table-cell>
        </table:table-row>
        <table:table-row>
          <table:table-cell table:style-name="Tabla1.A2" office:value-type="string">
            <text:p text:style-name="P6">JavaScript</text:p>
          </table:table-cell>
          <table:table-cell table:style-name="Tabla1.B2" office:value-type="float" office:value="5266">
            <text:p text:style-name="Table_20_Contents">5266</text:p>
          </table:table-cell>
          <table:table-cell table:style-name="Tabla1.C2" office:value-type="float" office:value="327509">
            <text:p text:style-name="Table_20_Contents">327509</text:p>
          </table:table-cell>
        </table:table-row>
        <table:table-row>
          <table:table-cell table:style-name="Tabla1.A2" office:value-type="string">
            <text:p text:style-name="P6">Python</text:p>
          </table:table-cell>
          <table:table-cell table:style-name="Tabla1.B2" office:value-type="float" office:value="3840">
            <text:p text:style-name="Table_20_Contents">3840</text:p>
          </table:table-cell>
          <table:table-cell table:style-name="Tabla1.C2" office:value-type="float" office:value="288070">
            <text:p text:style-name="P11">288070</text:p>
          </table:table-cell>
        </table:table-row>
        <table:table-row>
          <table:table-cell table:style-name="Tabla1.A2" office:value-type="string">
            <text:p text:style-name="P6">PHP</text:p>
          </table:table-cell>
          <table:table-cell table:style-name="Tabla1.B2" office:value-type="float" office:value="2568">
            <text:p text:style-name="Table_20_Contents">2568</text:p>
          </table:table-cell>
          <table:table-cell table:style-name="Tabla1.C2" office:value-type="float" office:value="121094">
            <text:p text:style-name="Table_20_Contents">121094</text:p>
          </table:table-cell>
        </table:table-row>
        <table:table-row>
          <table:table-cell table:style-name="Tabla1.A2" office:value-type="string">
            <text:p text:style-name="P6">C y C++</text:p>
          </table:table-cell>
          <table:table-cell table:style-name="Tabla1.B2" office:value-type="float" office:value="729">
            <text:p text:style-name="Table_20_Contents">729</text:p>
          </table:table-cell>
          <table:table-cell table:style-name="Tabla1.C2" office:value-type="float" office:value="52816">
            <text:p text:style-name="Table_20_Contents">52816</text:p>
          </table:table-cell>
        </table:table-row>
        <table:table-row>
          <table:table-cell table:style-name="Tabla1.A2" office:value-type="string">
            <text:p text:style-name="P6">C#</text:p>
          </table:table-cell>
          <table:table-cell table:style-name="Tabla1.B2" office:value-type="float" office:value="279">
            <text:p text:style-name="Table_20_Contents">279</text:p>
          </table:table-cell>
          <table:table-cell table:style-name="Tabla1.C2" office:value-type="float" office:value="35832">
            <text:p text:style-name="Table_20_Contents">35832</text:p>
          </table:table-cell>
        </table:table-row>
        <table:table-row>
          <table:table-cell table:style-name="Tabla1.A2" office:value-type="string">
            <text:p text:style-name="P6">Ruby</text:p>
          </table:table-cell>
          <table:table-cell table:style-name="Tabla1.B2" office:value-type="float" office:value="477">
            <text:p text:style-name="Table_20_Contents">477</text:p>
          </table:table-cell>
          <table:table-cell table:style-name="Tabla1.C2" office:value-type="float" office:value="53365">
            <text:p text:style-name="Table_20_Contents">53365</text:p>
          </table:table-cell>
        </table:table-row>
        <table:table-row>
          <table:table-cell table:style-name="Tabla1.A2" office:value-type="string">
            <text:p text:style-name="P6">VB.Net</text:p>
          </table:table-cell>
          <table:table-cell table:style-name="Tabla1.B2" office:value-type="float" office:value="62">
            <text:p text:style-name="Table_20_Contents">62</text:p>
          </table:table-cell>
          <table:table-cell table:style-name="Tabla1.C2" office:value-type="float" office:value="945">
            <text:p text:style-name="Table_20_Contents">945</text:p>
          </table:table-cell>
        </table:table-row>
      </table:table>
      <text:p text:style-name="Standard"/>
      <text:p text:style-name="Standard"/>
      <text:p text:style-name="Standard">Se puede apreciar que los valores de <text:span text:style-name="T1">Java </text:span>y <text:span text:style-name="T3">JavaScript </text:span><text:span text:style-name="T4">en España y a Nivel Mundial son los que más sobresalen en cantidad de ofertas.</text:span></text:p>
      <text:p text:style-name="P8"/>
      <text:p text:style-name="Standard"><text:span text:style-name="T4">Le siguen, </text:span><text:span text:style-name="T3">Python y PHP,</text:span><text:span text:style-name="T4"> tanto en España como a Nivel Mundial.</text:span></text:p>
      <text:p text:style-name="P8"/>
      <text:p text:style-name="Standard"><text:span text:style-name="T4">Los lenguajes </text:span><text:span text:style-name="T3">C#,</text:span><text:span text:style-name="T4"> </text:span><text:span text:style-name="T3">C++ y C, </text:span><text:span text:style-name="T4">están más fuertes a Nivel Mundial y decaen en número en España.</text:span></text:p>
      <text:p text:style-name="P5"><text:span text:style-name="T4"/></text:p>
      <text:p text:style-name="P5"><text:span text:style-name="T2">VB.Net </text:span><text:span text:style-name="T4">es el lenguaje que menos números hace tanto en España como a Nivel Mundial, que no llega ni a las 1000 ofertas y en España alcanza 62.</text:span>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11T11:52:33</meta:creation-date>
    <dc:date>2019-11-24T17:41:11</dc:date>
    <dc:creator>Benito Jódar Álvarez</dc:creator>
    <meta:editing-duration>PT42M32S</meta:editing-duration>
    <meta:editing-cycles>3</meta:editing-cycles>
    <meta:generator>OpenOffice/4.1.7$Unix OpenOffice.org_project/417m1$Build-9800</meta:generator>
    <meta:document-statistic meta:table-count="1" meta:image-count="0" meta:object-count="0" meta:page-count="1" meta:paragraph-count="35" meta:word-count="172" meta:character-count="879"/>
  </office:meta>
</office:document-meta>
</file>